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55cm"/>
    </style:style>
    <style:style style:name="co3" style:family="table-column">
      <style:table-column-properties fo:break-before="auto" style:column-width="6.581cm"/>
    </style:style>
    <style:style style:name="co4" style:family="table-column">
      <style:table-column-properties fo:break-before="auto" style:column-width="12.058cm"/>
    </style:style>
    <style:style style:name="co5" style:family="table-column">
      <style:table-column-properties fo:break-before="auto" style:column-width="9.0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>
          <table:table-cell/>
          <table:table-cell office:value-type="string">
            <text:p>S0</text:p>
          </table:table-cell>
          <table:table-cell office:value-type="string">
            <text:p>S1</text:p>
          </table:table-cell>
          <table:table-cell office:value-type="string">
            <text:p>S2</text:p>
          </table:table-cell>
          <table:table-cell office:value-type="string">
            <text:p>S3</text:p>
          </table:table-cell>
          <table:table-cell office:value-type="string">
            <text:p>Done</text:p>
          </table:table-cell>
          <table:table-cell office:value-type="string">
            <text:p>St</text:p>
          </table:table-cell>
          <table:table-cell office:value-type="string">
            <text:p>End</text:p>
          </table:table-cell>
          <table:table-cell/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S2</text:p>
          </table:table-cell>
          <table:table-cell office:value-type="string">
            <text:p>NS3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float" office:value="24">
            <text:p>24</text:p>
          </table:table-cell>
          <table:table-cell table:number-columns-repeated="6" office:value-type="string">
            <text:p>X</text:p>
          </table:table-cell>
          <table:table-cell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S0*(~S1)*((~S2)+(~S3)+(~D))+~S0*S1*S2*S3*D</text:p>
          </table:table-cell>
          <table:table-cell office:value-type="string">
            <text:p>(~S0)*(S1*~(S2*S3)+S2*S3*(S1xorD))</text:p>
          </table:table-cell>
          <table:table-cell office:value-type="string">
            <text:p>(~S1)*(S2xorS3)+S0*S2*(~D)+(~S2)*S3*D*(S0xorS1)+(~S0)*S1*S2*S3</text:p>
          </table:table-cell>
          <table:table-cell office:value-type="string">
            <text:p><text:s/>(S3xorD)*(S0xorS1+(~S0)*S2)+S0*~S1*~S2*~S3*St</text:p>
          </table:table-cell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11:3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20:14:03.483000000</meta:creation-date>
    <dc:date>2015-12-28T11:38:51.31</dc:date>
    <meta:editing-duration>PT9M16S</meta:editing-duration>
    <meta:editing-cycles>3</meta:editing-cycles>
    <meta:generator>OpenOffice/4.1.2$Win32 OpenOffice.org_project/412m3$Build-9782</meta:generator>
    <dc:creator>Ivan Folbort</dc:creator>
    <meta:document-statistic meta:table-count="1" meta:cell-count="303" meta:object-count="0"/>
  </office:meta>
</office:document-meta>
</file>